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swiss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2.1667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3.25in" style:rel-column-width="32767*"/>
    </style:style>
    <style:style style:name="Table3.B" style:family="table-column">
      <style:table-column-properties style:column-width="3.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3.25in" style:rel-column-width="32767*"/>
    </style:style>
    <style:style style:name="Table4.B" style:family="table-column">
      <style:table-column-properties style:column-width="3.2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3.25in" style:rel-column-width="32767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3.25in" style:rel-column-width="3276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5in" table:align="margins" style:writing-mode="lr-tb"/>
    </style:style>
    <style:style style:name="Table7.A" style:family="table-column">
      <style:table-column-properties style:column-width="3.25in" style:rel-column-width="3276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5in" table:align="margins" style:writing-mode="lr-tb"/>
    </style:style>
    <style:style style:name="Table8.A" style:family="table-column">
      <style:table-column-properties style:column-width="3.25in" style:rel-column-width="32767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5in" table:align="margins" style:writing-mode="lr-tb"/>
    </style:style>
    <style:style style:name="Table9.A" style:family="table-column">
      <style:table-column-properties style:column-width="3.25in" style:rel-column-width="32767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5in" table:align="margins" style:writing-mode="lr-tb"/>
    </style:style>
    <style:style style:name="Table10.A" style:family="table-column">
      <style:table-column-properties style:column-width="3.25in" style:rel-column-width="32767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5in" table:align="margins" style:writing-mode="lr-tb"/>
    </style:style>
    <style:style style:name="Table11.A" style:family="table-column">
      <style:table-column-properties style:column-width="3.25in" style:rel-column-width="32767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B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5in" table:align="margins" style:writing-mode="lr-tb"/>
    </style:style>
    <style:style style:name="Table12.A" style:family="table-column">
      <style:table-column-properties style:column-width="3.25in" style:rel-column-width="32767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5in" table:align="margins" style:writing-mode="lr-tb"/>
    </style:style>
    <style:style style:name="Table13.A" style:family="table-column">
      <style:table-column-properties style:column-width="2.1667in" style:rel-column-width="21845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C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5in" fo:margin-left="0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iberation Serif" fo:font-size="14pt" fo:language="en" fo:country="US" fo:font-weight="normal" style:font-name-asian="Aptos1" style:font-size-asian="14pt" style:font-weight-asian="normal" style:font-name-complex="Aptos1" style:font-size-complex="14pt" style:font-weight-complex="normal"/>
    </style:style>
    <style:style style:name="P4" style:family="paragraph" style:parent-style-name="Standard" style:list-style-name="WWNum1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WWNum2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fo:font-size="14pt" fo:language="en" fo:country="US" fo:font-weight="bold" officeooo:rsid="001e2076" officeooo:paragraph-rsid="001e2076" style:font-name-asian="Aptos1" style:font-size-asian="14pt" style:font-weight-asian="bold" style:font-name-complex="Aptos1" style:font-size-complex="14pt" style:font-weight-complex="bold"/>
    </style:style>
    <style:style style:name="P7" style:family="paragraph" style:parent-style-name="Table_20_Contents">
      <style:text-properties style:font-name="Liberation Serif" fo:font-size="14pt" fo:font-weight="bold" officeooo:rsid="001e2076" officeooo:paragraph-rsid="001e2076" style:font-name-asian="Aptos1" style:font-size-asian="14pt" style:font-weight-asian="bold" style:font-name-complex="Aptos1" style:font-size-complex="14pt" style:font-weight-complex="bold"/>
    </style:style>
    <style:style style:name="P8" style:family="paragraph" style:parent-style-name="Table_20_Contents">
      <style:text-properties style:font-name="Liberation Serif" fo:font-size="14pt" officeooo:rsid="001e2076" officeooo:paragraph-rsid="001e2076" style:font-name-asian="Aptos1" style:font-size-asian="14pt" style:font-name-complex="Aptos1" style:font-size-complex="14pt"/>
    </style:style>
    <style:style style:name="P9" style:family="paragraph" style:parent-style-name="Standard">
      <style:text-properties style:font-name="Liberation Serif" fo:font-size="14pt" fo:language="en" fo:country="US" fo:font-weight="normal" officeooo:rsid="001e2076" officeooo:paragraph-rsid="001e2076" style:font-name-asian="Aptos1" style:font-size-asian="14pt" style:font-weight-asian="normal" style:font-name-complex="Aptos1" style:font-size-complex="14pt" style:font-weight-complex="normal"/>
    </style:style>
    <style:style style:name="P10" style:family="paragraph" style:parent-style-name="Standard" style:list-style-name="WWNum2">
      <style:text-properties style:font-name="Liberation Serif" fo:font-size="14pt" fo:font-weight="bold" officeooo:paragraph-rsid="001f442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erif" fo:font-size="14pt" fo:language="en" fo:country="US" fo:font-weight="bold" officeooo:rsid="001f4423" officeooo:paragraph-rsid="001f4423" style:font-name-asian="Aptos1" style:font-size-asian="14pt" style:font-weight-asian="bold" style:font-name-complex="Aptos1" style:font-size-complex="14pt" style:font-weight-complex="bold"/>
    </style:style>
    <style:style style:name="P12" style:family="paragraph" style:parent-style-name="Standard" style:list-style-name="L1">
      <style:text-properties style:font-name="Liberation Serif" fo:font-size="14pt" fo:language="en" fo:country="US" fo:font-weight="normal" officeooo:rsid="001f4423" officeooo:paragraph-rsid="001f4423" style:font-name-asian="Aptos1" style:font-size-asian="14pt" style:font-weight-asian="normal" style:font-name-complex="Aptos1" style:font-size-complex="14pt" style:font-weight-complex="normal"/>
    </style:style>
    <style:style style:name="P13" style:family="paragraph" style:parent-style-name="Standard">
      <style:text-properties style:font-name="Liberation Serif" fo:font-size="14pt" fo:language="en" fo:country="US" fo:font-weight="normal" officeooo:rsid="001f4423" officeooo:paragraph-rsid="001f4423" style:font-name-asian="Aptos1" style:font-size-asian="14pt" style:font-weight-asian="normal" style:font-name-complex="Aptos1" style:font-size-complex="14pt" style:font-weight-complex="normal"/>
    </style:style>
    <style:style style:name="P14" style:family="paragraph" style:parent-style-name="Standard">
      <style:text-properties style:font-name="Liberation Serif" fo:font-size="14pt" fo:font-weight="bold" officeooo:rsid="001f4423" officeooo:paragraph-rsid="001f4423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Liberation Serif" fo:font-size="14pt" fo:font-weight="bold" officeooo:rsid="001f4423" officeooo:paragraph-rsid="001f4423" style:font-name-asian="Aptos1" style:font-size-asian="14pt" style:font-weight-asian="bold" style:font-name-complex="Aptos1" style:font-size-complex="14pt" style:font-weight-complex="bold"/>
    </style:style>
    <style:style style:name="P16" style:family="paragraph" style:parent-style-name="Table_20_Contents">
      <style:text-properties style:font-name="Liberation Serif" fo:font-size="14pt" officeooo:rsid="001f4423" officeooo:paragraph-rsid="001f4423" style:font-name-asian="Aptos1" style:font-size-asian="14pt" style:font-name-complex="Aptos1" style:font-size-complex="14pt"/>
    </style:style>
    <style:style style:name="P17" style:family="paragraph" style:parent-style-name="Standard">
      <style:text-properties style:font-name="Liberation Serif" fo:font-size="14pt" fo:language="en" fo:country="US" fo:font-weight="bold" style:font-name-asian="Aptos1" style:font-size-asian="14pt" style:font-weight-asian="bold" style:font-name-complex="Aptos1" style:font-size-complex="14pt" style:font-weight-complex="bold"/>
    </style:style>
    <style:style style:name="P18" style:family="paragraph" style:parent-style-name="Standard">
      <style:text-properties style:font-name="Liberation Serif" fo:font-size="14pt" fo:language="en" fo:country="US" fo:font-weight="bold" officeooo:rsid="00201a72" officeooo:paragraph-rsid="00201a72" style:font-name-asian="Aptos1" style:font-size-asian="14pt" style:font-weight-asian="bold" style:font-name-complex="Aptos1" style:font-size-complex="14pt" style:font-weight-complex="bold"/>
    </style:style>
    <style:style style:name="P19" style:family="paragraph" style:parent-style-name="Standard" style:list-style-name="L2">
      <style:text-properties style:font-name="Liberation Serif" fo:font-size="14pt" fo:language="en" fo:country="US" fo:font-weight="normal" officeooo:rsid="00201a72" officeooo:paragraph-rsid="00201a72" style:font-name-asian="Aptos1" style:font-size-asian="14pt" style:font-weight-asian="normal" style:font-name-complex="Aptos1" style:font-size-complex="14pt" style:font-weight-complex="normal"/>
    </style:style>
    <style:style style:name="P20" style:family="paragraph" style:parent-style-name="Table_20_Contents">
      <style:text-properties style:font-name="Liberation Serif" fo:font-size="14pt" fo:font-weight="bold" officeooo:rsid="0021dad0" officeooo:paragraph-rsid="0021dad0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style:font-name="Liberation Serif" fo:font-size="14pt" officeooo:rsid="0021dad0" officeooo:paragraph-rsid="0021dad0" style:font-size-asian="14pt" style:font-size-complex="14pt"/>
    </style:style>
    <style:style style:name="P22" style:family="paragraph" style:parent-style-name="Table_20_Contents">
      <style:text-properties style:font-name="Liberation Serif" fo:font-size="14pt" officeooo:rsid="0024b39e" officeooo:paragraph-rsid="0024b39e" style:font-size-asian="14pt" style:font-size-complex="14pt"/>
    </style:style>
    <style:style style:name="P23" style:family="paragraph" style:parent-style-name="Standard" style:list-style-name="WWNum3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4" style:family="paragraph" style:parent-style-name="Table_20_Contents">
      <style:text-properties style:font-name="Liberation Serif" fo:font-size="14pt" fo:font-weight="bold" officeooo:rsid="0024b39e" officeooo:paragraph-rsid="0024b39e" style:font-name-asian="Aptos1" style:font-size-asian="14pt" style:font-weight-asian="bold" style:font-name-complex="Aptos1" style:font-size-complex="14pt" style:font-weight-complex="bold"/>
    </style:style>
    <style:style style:name="P25" style:family="paragraph" style:parent-style-name="Table_20_Contents">
      <style:text-properties style:font-name="Liberation Serif" fo:font-size="14pt" officeooo:rsid="0024b39e" officeooo:paragraph-rsid="0024b39e" style:font-name-asian="Aptos1" style:font-size-asian="14pt" style:font-name-complex="Aptos1" style:font-size-complex="14pt"/>
    </style:style>
    <style:style style:name="P26" style:family="paragraph" style:parent-style-name="Standard">
      <style:text-properties style:font-name="Liberation Serif" fo:font-size="14pt" fo:language="en" fo:country="US" fo:font-weight="bold" officeooo:rsid="0024b39e" officeooo:paragraph-rsid="0024b39e" style:font-name-asian="Aptos1" style:font-size-asian="14pt" style:font-weight-asian="bold" style:font-name-complex="Aptos1" style:font-size-complex="14pt" style:font-weight-complex="bold"/>
    </style:style>
    <style:style style:name="P27" style:family="paragraph" style:parent-style-name="Standard">
      <style:text-properties style:font-name="Liberation Serif" fo:font-size="14pt" fo:language="en" fo:country="US" fo:font-weight="bold" officeooo:rsid="0025433c" officeooo:paragraph-rsid="0025433c" style:font-name-asian="Aptos1" style:font-size-asian="14pt" style:font-weight-asian="bold" style:font-name-complex="Aptos1" style:font-size-complex="14pt" style:font-weight-complex="bold"/>
    </style:style>
    <style:style style:name="P28" style:family="paragraph" style:parent-style-name="Table_20_Contents">
      <style:text-properties style:font-name="Liberation Serif" fo:font-size="14pt" fo:font-weight="bold" officeooo:rsid="0025433c" officeooo:paragraph-rsid="0025433c" style:font-name-asian="Aptos1" style:font-size-asian="14pt" style:font-weight-asian="bold" style:font-name-complex="Aptos1" style:font-size-complex="14pt" style:font-weight-complex="bold"/>
    </style:style>
    <style:style style:name="P29" style:family="paragraph" style:parent-style-name="Table_20_Contents">
      <style:text-properties style:font-name="Liberation Serif" fo:font-size="14pt" officeooo:rsid="0025433c" officeooo:paragraph-rsid="0025433c" style:font-name-asian="Aptos1" style:font-size-asian="14pt" style:font-name-complex="Aptos1" style:font-size-complex="14pt"/>
    </style:style>
    <style:style style:name="P30" style:family="paragraph" style:parent-style-name="Table_20_Contents">
      <style:text-properties style:font-name="Liberation Serif" fo:font-size="14pt" officeooo:rsid="0026f2fd" officeooo:paragraph-rsid="0026f2fd" style:font-name-asian="Aptos1" style:font-size-asian="14pt" style:font-name-complex="Aptos1" style:font-size-complex="14pt"/>
    </style:style>
    <style:style style:name="P31" style:family="paragraph" style:parent-style-name="Standard">
      <style:text-properties style:font-name="Liberation Serif" fo:font-size="14pt" fo:language="en" fo:country="US" fo:font-weight="normal" officeooo:rsid="0025433c" officeooo:paragraph-rsid="0025433c" style:font-name-asian="Aptos1" style:font-size-asian="14pt" style:font-weight-asian="normal" style:font-name-complex="Aptos1" style:font-size-complex="14pt" style:font-weight-complex="normal"/>
    </style:style>
    <style:style style:name="P32" style:family="paragraph" style:parent-style-name="Standard">
      <style:text-properties style:font-name="Liberation Serif" fo:font-size="14pt" fo:language="en" fo:country="US" fo:font-weight="bold" officeooo:rsid="0026f2fd" officeooo:paragraph-rsid="0026f2fd" style:font-name-asian="Aptos1" style:font-size-asian="14pt" style:font-weight-asian="bold" style:font-name-complex="Aptos1" style:font-size-complex="14pt" style:font-weight-complex="bold"/>
    </style:style>
    <style:style style:name="P33" style:family="paragraph" style:parent-style-name="Table_20_Contents">
      <style:text-properties style:font-name="Liberation Serif" fo:font-size="14pt" fo:font-weight="bold" officeooo:rsid="0026f2fd" officeooo:paragraph-rsid="0026f2fd" style:font-name-asian="Aptos1" style:font-size-asian="14pt" style:font-weight-asian="bold" style:font-name-complex="Aptos1" style:font-size-complex="14pt" style:font-weight-complex="bold"/>
    </style:style>
    <style:style style:name="P34" style:family="paragraph" style:parent-style-name="Standard">
      <style:text-properties style:font-name="Liberation Serif" fo:font-size="14pt" fo:language="en" fo:country="US" fo:font-weight="normal" officeooo:rsid="0026f2fd" officeooo:paragraph-rsid="0026f2fd" style:font-name-asian="Aptos1" style:font-size-asian="14pt" style:font-weight-asian="normal" style:font-name-complex="Aptos1" style:font-size-complex="14pt" style:font-weight-complex="normal"/>
    </style:style>
    <style:style style:name="P35" style:family="paragraph" style:parent-style-name="Table_20_Contents">
      <style:text-properties style:font-name="Liberation Serif" fo:font-size="14pt" fo:font-weight="bold" officeooo:rsid="0027e250" officeooo:paragraph-rsid="0027e250" style:font-name-asian="Aptos1" style:font-size-asian="14pt" style:font-weight-asian="bold" style:font-name-complex="Aptos1" style:font-size-complex="14pt" style:font-weight-complex="bold"/>
    </style:style>
    <style:style style:name="P36" style:family="paragraph" style:parent-style-name="Table_20_Contents">
      <style:text-properties style:font-name="Liberation Serif" fo:font-size="14pt" fo:font-weight="normal" officeooo:rsid="0027e250" officeooo:paragraph-rsid="0027e250" style:font-name-asian="Aptos1" style:font-size-asian="14pt" style:font-weight-asian="normal" style:font-name-complex="Aptos1" style:font-size-complex="14pt" style:font-weight-complex="normal"/>
    </style:style>
    <style:style style:name="P37" style:family="paragraph" style:parent-style-name="Table_20_Contents">
      <style:text-properties style:font-name="Liberation Serif" fo:font-size="14pt" officeooo:rsid="0027e250" officeooo:paragraph-rsid="0027e250" style:font-name-asian="Aptos1" style:font-size-asian="14pt" style:font-name-complex="Aptos1" style:font-size-complex="14pt"/>
    </style:style>
    <style:style style:name="P38" style:family="paragraph" style:parent-style-name="Standard" style:list-style-name="WWNum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Liberation Serif" fo:font-size="14pt" fo:language="en" fo:country="US" fo:font-weight="bold" officeooo:rsid="0027e250" officeooo:paragraph-rsid="0027e250" style:font-name-asian="Aptos1" style:font-size-asian="14pt" style:font-weight-asian="bold" style:font-name-complex="Aptos1" style:font-size-complex="14pt" style:font-weight-complex="bold"/>
    </style:style>
    <style:style style:name="P40" style:family="paragraph" style:parent-style-name="Standard">
      <style:text-properties officeooo:rsid="0027e250" officeooo:paragraph-rsid="0027e250"/>
    </style:style>
    <style:style style:name="P41" style:family="paragraph" style:parent-style-name="Standard" style:list-style-name="L3">
      <style:text-properties style:font-name="Liberation Serif" fo:font-size="14pt" fo:font-weight="normal" officeooo:rsid="0027e250" officeooo:paragraph-rsid="0027e250" style:font-size-asian="14pt" style:font-weight-asian="normal" style:font-size-complex="14pt" style:font-weight-complex="normal"/>
    </style:style>
    <style:style style:name="P42" style:family="paragraph" style:parent-style-name="Standard" style:list-style-name="L4">
      <style:text-properties style:font-name="Liberation Serif" fo:font-size="14pt" fo:font-weight="normal" officeooo:rsid="0027e250" officeooo:paragraph-rsid="0027e250" style:font-size-asian="14pt" style:font-weight-asian="normal" style:font-size-complex="14pt" style:font-weight-complex="normal"/>
    </style:style>
    <style:style style:name="P43" style:family="paragraph" style:parent-style-name="Standard" style:list-style-name="WWNum5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4" style:family="paragraph" style:parent-style-name="Standard" style:list-style-name="WWNum6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Liberation Serif" fo:font-size="14pt" fo:language="en" fo:country="US" fo:font-weight="normal" officeooo:rsid="0027e250" officeooo:paragraph-rsid="0027e250" style:font-name-asian="Aptos1" style:font-size-asian="14pt" style:font-weight-asian="normal" style:font-name-complex="Aptos1" style:font-size-complex="14pt" style:font-weight-complex="normal"/>
    </style:style>
    <style:style style:name="P46" style:family="paragraph" style:parent-style-name="Standard" style:list-style-name="WWNum7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7" style:family="paragraph" style:parent-style-name="Standard">
      <style:text-properties style:font-name="Liberation Serif" fo:font-size="14pt" fo:font-weight="bold" officeooo:rsid="0027ff28" officeooo:paragraph-rsid="0027ff28" style:font-size-asian="14pt" style:font-weight-asian="bold" style:font-size-complex="14pt" style:font-weight-complex="bold"/>
    </style:style>
    <style:style style:name="P48" style:family="paragraph" style:parent-style-name="Table_20_Contents">
      <style:text-properties style:font-name="Liberation Serif" fo:font-size="14pt" fo:font-weight="bold" officeooo:rsid="00286d61" officeooo:paragraph-rsid="00286d61" style:font-size-asian="14pt" style:font-weight-asian="bold" style:font-size-complex="14pt" style:font-weight-complex="bold"/>
    </style:style>
    <style:style style:name="P49" style:family="paragraph" style:parent-style-name="Table_20_Contents">
      <style:text-properties style:font-name="Liberation Serif" fo:font-size="14pt" officeooo:rsid="00286d61" officeooo:paragraph-rsid="00286d61" style:font-size-asian="14pt" style:font-size-complex="14pt"/>
    </style:style>
    <style:style style:name="P50" style:family="paragraph" style:parent-style-name="Standard">
      <style:text-properties style:font-name="Liberation Serif" fo:font-size="14pt" fo:font-weight="normal" officeooo:rsid="0027ff28" officeooo:paragraph-rsid="0027ff28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Liberation Serif" fo:font-size="14pt" fo:font-weight="bold" officeooo:rsid="00286d61" officeooo:paragraph-rsid="00286d61" style:font-size-asian="14pt" style:font-weight-asian="bold" style:font-size-complex="14pt" style:font-weight-complex="bold"/>
    </style:style>
    <style:style style:name="P52" style:family="paragraph" style:parent-style-name="Standard" style:list-style-name="L5">
      <style:text-properties style:font-name="Liberation Serif" fo:font-size="14pt" fo:font-weight="normal" officeooo:rsid="00286d61" officeooo:paragraph-rsid="00286d61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font-name="Liberation Serif" fo:font-size="14pt" fo:font-weight="normal" officeooo:rsid="00286d61" officeooo:paragraph-rsid="00286d61" style:font-size-asian="14pt" style:font-weight-asian="normal" style:font-size-complex="14pt" style:font-weight-complex="normal"/>
    </style:style>
    <style:style style:name="P54" style:family="paragraph" style:parent-style-name="Standard" style:list-style-name="L6">
      <style:text-properties style:font-name="Liberation Serif" fo:font-size="14pt" fo:font-weight="normal" officeooo:rsid="00286d61" officeooo:paragraph-rsid="00286d61" style:font-size-asian="14pt" style:font-weight-asian="normal" style:font-size-complex="14pt" style:font-weight-complex="normal"/>
    </style:style>
    <style:style style:name="P55" style:family="paragraph" style:parent-style-name="Standard" style:list-style-name="WWNum8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56" style:family="paragraph" style:parent-style-name="Standard" style:list-style-name="WWNum9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 style:font-name-asian="Aptos1" style:font-name-complex="Aptos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4423" style:font-weight-asian="normal" style:font-weight-complex="normal"/>
    </style:style>
    <style:style style:name="T4" style:family="text">
      <style:text-properties officeooo:rsid="0026f2fd"/>
    </style:style>
    <style:style style:name="T5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nship Project Assignment: School Management Application (BRD + SRS Project)</text:p>
      <text:p text:style-name="P1"><text:s/>Objective</text:p>
      <text:p text:style-name="P2">This internship assignment is designed to teach students how to think like professional software analysts and developers. Interns will work on preparing structured documentation for a School Management Application based on the provided BRD and SRS.</text:p>
      <text:p text:style-name="P3">Interns are required to build the actual application. The focus is on analysis, planning, documentation, and system design.</text:p>
      <text:p text:style-name="P2"/>
      <text:p text:style-name="P1"><text:s/>Task Overview</text:p>
      <text:p text:style-name="P2">Interns must complete the following major components:</text:p>
      <text:list text:style-name="WWNum1">
        <text:list-item>
          <text:p text:style-name="P4">Business Requirement Document (BRD)<text:span text:style-name="T1"/></text:p>
        </text:list-item>
        <text:list-item>
          <text:p text:style-name="P4">Software Requirements Specification (SRS)<text:span text:style-name="T1"/></text:p>
        </text:list-item>
        <text:list-item>
          <text:p text:style-name="P4">Workflow Diagram<text:span text:style-name="T1"/></text:p>
        </text:list-item>
        <text:list-item>
          <text:p text:style-name="P4">System Architecture Summary<text:span text:style-name="T1"/></text:p>
        </text:list-item>
      </text:list>
      <text:p text:style-name="P2">All tasks must be created using the content already defined in the BRD–SRS.</text:p>
      <text:p text:style-name="P2"/>
      <text:p text:style-name="P1">Tasks &amp; Deliverables</text:p>
      <text:p text:style-name="P1">1. Create a Business Requirement Document (BRD)</text:p>
      <text:p text:style-name="P2">Using the structured content provided, interns must prepare:</text:p>
      <text:list text:style-name="WWNum2">
        <text:list-item>
          <text:p text:style-name="P5">Purpose of the School App</text:p>
        </text:list-item>
      </text:list>
      <text:p text:style-name="P6">=&gt; <text:span text:style-name="T2">The School Management Application is designed to digi</text:span><text:span text:style-name="T3">tiaze</text:span><text:span text:style-name="T2"> and streamline Everyday school operations including student records, attendance, examinations, timetable scheduling, fee tracking, </text:span><text:span text:style-name="T3">and</text:span><text:span text:style-name="T2"> communication among teachers, parents, and students. The aim is to improve accuracy, reduce manual work, and increase transparency within the school system. </text:span></text:p>
      <text:list text:continue-numbering="true" text:style-name="WWNum2">
        <text:list-item>
          <text:p text:style-name="P5"><text:soft-page-break/>Business Problems</text:p>
        </text:list-item>
      </text:list>
      <text:p text:style-name="P6">=&gt;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Problem</text:p>
          </table:table-cell>
          <table:table-cell table:style-name="Table2.A1" office:value-type="string">
            <text:p text:style-name="P7">Description</text:p>
          </table:table-cell>
          <table:table-cell table:style-name="Table2.C1" office:value-type="string">
            <text:p text:style-name="P7">Impact</text:p>
          </table:table-cell>
        </table:table-row>
        <table:table-row>
          <table:table-cell table:style-name="Table2.A2" office:value-type="string">
            <text:p text:style-name="P8">Manual attendance marking</text:p>
          </table:table-cell>
          <table:table-cell table:style-name="Table2.A2" office:value-type="string">
            <text:p text:style-name="P8">Paper-based process</text:p>
          </table:table-cell>
          <table:table-cell table:style-name="Table2.C2" office:value-type="string">
            <text:p text:style-name="P8">Errors and time=consuming</text:p>
          </table:table-cell>
        </table:table-row>
        <table:table-row>
          <table:table-cell table:style-name="Table2.A2" office:value-type="string">
            <text:p text:style-name="P8">Poor Information tracking</text:p>
          </table:table-cell>
          <table:table-cell table:style-name="Table2.A2" office:value-type="string">
            <text:p text:style-name="P8">Student data &amp; marks stored manually</text:p>
          </table:table-cell>
          <table:table-cell table:style-name="Table2.C2" office:value-type="string">
            <text:p text:style-name="P8">Data loss risk, inefficiency</text:p>
          </table:table-cell>
        </table:table-row>
        <table:table-row>
          <table:table-cell table:style-name="Table2.A2" office:value-type="string">
            <text:p text:style-name="P8">Delayed fee updates </text:p>
          </table:table-cell>
          <table:table-cell table:style-name="Table2.A2" office:value-type="string">
            <text:p text:style-name="P8">No transparent tracking for parents</text:p>
          </table:table-cell>
          <table:table-cell table:style-name="Table2.C2" office:value-type="string">
            <text:p text:style-name="P8">Late payments &amp; conflicts</text:p>
          </table:table-cell>
        </table:table-row>
        <table:table-row>
          <table:table-cell table:style-name="Table2.A2" office:value-type="string">
            <text:p text:style-name="P8">Weak communication</text:p>
          </table:table-cell>
          <table:table-cell table:style-name="Table2.A2" office:value-type="string">
            <text:p text:style-name="P8">Parents not informed on time</text:p>
          </table:table-cell>
          <table:table-cell table:style-name="Table2.C2" office:value-type="string">
            <text:p text:style-name="P8">Lower student performance</text:p>
          </table:table-cell>
        </table:table-row>
        <table:table-row>
          <table:table-cell table:style-name="Table2.A2" office:value-type="string">
            <text:p text:style-name="P8">Hard to manage results</text:p>
          </table:table-cell>
          <table:table-cell table:style-name="Table2.A2" office:value-type="string">
            <text:p text:style-name="P8">Manual calculation &amp; report cards</text:p>
          </table:table-cell>
          <table:table-cell table:style-name="Table2.C2" office:value-type="string">
            <text:p text:style-name="P8">Mistakes &amp; delays</text:p>
          </table:table-cell>
        </table:table-row>
      </table:table>
      <text:p text:style-name="P9"/>
      <text:list xml:id="list235531030578185" text:continue-numbering="true" text:style-name="WWNum2">
        <text:list-item>
          <text:p text:style-name="P10">Business Goals</text:p>
        </text:list-item>
      </text:list>
      <text:p text:style-name="P11">=&gt;<text:span text:style-name="T2">Automate school operations</text:span></text:p>
      <text:list text:style-name="L1">
        <text:list-item>
          <text:p text:style-name="P12">Improve communication between teachers and parents</text:p>
        </text:list-item>
        <text:list-item>
          <text:p text:style-name="P12">Maintain centralized and secure school data</text:p>
        </text:list-item>
        <text:list-item>
          <text:p text:style-name="P12">Improve timely fee collection and tracking Provide easy student performance monitoring </text:p>
        </text:list-item>
        <text:list-item>
          <text:p text:style-name="P12">Reduce workload of teachers and admin staff</text:p>
        </text:list-item>
      </text:list>
      <text:p text:style-name="P13"/>
      <text:p text:style-name="P1"/>
      <text:list text:continue-list="list235531030578185" text:style-name="WWNum2">
        <text:list-header>
          <text:p text:style-name="P5"/>
          <text:p text:style-name="P5"/>
        </text:list-header>
        <text:list-item>
          <text:p text:style-name="P5"><text:soft-page-break/>Stakeholder List (with responsibilities)</text:p>
        </text:list-item>
      </text:list>
      <text:p text:style-name="P14">=&gt;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Stakeholder</text:p>
          </table:table-cell>
          <table:table-cell table:style-name="Table3.B1" office:value-type="string">
            <text:p text:style-name="P15">Responsibilities</text:p>
          </table:table-cell>
        </table:table-row>
        <table:table-row>
          <table:table-cell table:style-name="Table3.A2" office:value-type="string">
            <text:p text:style-name="P16">Admin</text:p>
          </table:table-cell>
          <table:table-cell table:style-name="Table3.B2" office:value-type="string">
            <text:p text:style-name="P16">Full data control, user management</text:p>
          </table:table-cell>
        </table:table-row>
        <table:table-row>
          <table:table-cell table:style-name="Table3.A2" office:value-type="string">
            <text:p text:style-name="P16">Principal</text:p>
          </table:table-cell>
          <table:table-cell table:style-name="Table3.B2" office:value-type="string">
            <text:p text:style-name="P16">Monitor school performance and reports</text:p>
          </table:table-cell>
        </table:table-row>
        <table:table-row>
          <table:table-cell table:style-name="Table3.A2" office:value-type="string">
            <text:p text:style-name="P16">Teachers</text:p>
          </table:table-cell>
          <table:table-cell table:style-name="Table3.B2" office:value-type="string">
            <text:p text:style-name="P16">Attendance, exams, marks, assignments</text:p>
          </table:table-cell>
        </table:table-row>
        <table:table-row>
          <table:table-cell table:style-name="Table3.A2" office:value-type="string">
            <text:p text:style-name="P16">Students</text:p>
          </table:table-cell>
          <table:table-cell table:style-name="Table3.B2" office:value-type="string">
            <text:p text:style-name="P16">Learn, view marks &amp; timetable</text:p>
          </table:table-cell>
        </table:table-row>
        <table:table-row>
          <table:table-cell table:style-name="Table3.A2" office:value-type="string">
            <text:p text:style-name="P16">Parents</text:p>
          </table:table-cell>
          <table:table-cell table:style-name="Table3.B2" office:value-type="string">
            <text:p text:style-name="P16">Track child progress &amp; fee status</text:p>
          </table:table-cell>
        </table:table-row>
        <table:table-row>
          <table:table-cell table:style-name="Table3.A2" office:value-type="string">
            <text:p text:style-name="P16">Accountant</text:p>
          </table:table-cell>
          <table:table-cell table:style-name="Table3.B2" office:value-type="string">
            <text:p text:style-name="P16">Fee management &amp; financial reports</text:p>
          </table:table-cell>
        </table:table-row>
      </table:table>
      <text:p text:style-name="P17"/>
      <text:list text:continue-numbering="true" text:style-name="WWNum2">
        <text:list-item>
          <text:p text:style-name="P5">High-Level Features of the System</text:p>
        </text:list-item>
      </text:list>
      <text:p text:style-name="P18">=&gt;<text:span text:style-name="T2">Secure Login &amp; Role-based Access</text:span></text:p>
      <text:list text:style-name="L2">
        <text:list-item>
          <text:p text:style-name="P19">Student Information System</text:p>
        </text:list-item>
        <text:list-item>
          <text:p text:style-name="P19">Timetable Scheduling</text:p>
        </text:list-item>
        <text:list-item>
          <text:p text:style-name="P19">Attendance Management</text:p>
        </text:list-item>
        <text:list-item>
          <text:p text:style-name="P19">Examination &amp; Result Generation</text:p>
        </text:list-item>
        <text:list-item>
          <text:p text:style-name="P19">Fees &amp; Payments Management </text:p>
        </text:list-item>
        <text:list-item>
          <text:p text:style-name="P19">Teacher Portal for academics</text:p>
        </text:list-item>
        <text:list-item>
          <text:p text:style-name="P19">Parent portal for communication</text:p>
        </text:list-item>
      </text:list>
      <text:p text:style-name="P3">Deliverable: 2–4 page BRD PDF.</text:p>
      <text:p text:style-name="P2"/>
      <text:p text:style-name="P2"/>
      <text:p text:style-name="P2"/>
      <text:p text:style-name="P1"><text:soft-page-break/>2. Create a Software Requirements Specification (SRS)</text:p>
      <text:p text:style-name="P2">Interns must produce an SRS that includes:</text:p>
      <text:p text:style-name="P1">A. User Roles &amp; Descriptions</text:p>
      <text:p text:style-name="P2">(Admin, Teacher, Student, Parent, Accountant, Principal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User Role</text:p>
          </table:table-cell>
          <table:table-cell table:style-name="Table4.B1" office:value-type="string">
            <text:p text:style-name="P20">Permissions</text:p>
          </table:table-cell>
        </table:table-row>
        <table:table-row>
          <table:table-cell table:style-name="Table4.A2" office:value-type="string">
            <text:p text:style-name="P21">Admin</text:p>
          </table:table-cell>
          <table:table-cell table:style-name="Table4.B2" office:value-type="string">
            <text:p text:style-name="P22">Full access to all modules</text:p>
          </table:table-cell>
        </table:table-row>
        <table:table-row>
          <table:table-cell table:style-name="Table4.A2" office:value-type="string">
            <text:p text:style-name="P21">Principal</text:p>
          </table:table-cell>
          <table:table-cell table:style-name="Table4.B2" office:value-type="string">
            <text:p text:style-name="P22">Reporting &amp; performance approval</text:p>
          </table:table-cell>
        </table:table-row>
        <table:table-row>
          <table:table-cell table:style-name="Table4.A2" office:value-type="string">
            <text:p text:style-name="P21">Teacher</text:p>
          </table:table-cell>
          <table:table-cell table:style-name="Table4.B2" office:value-type="string">
            <text:p text:style-name="P22">Manage classes, attendance, marks</text:p>
          </table:table-cell>
        </table:table-row>
        <table:table-row>
          <table:table-cell table:style-name="Table4.A2" office:value-type="string">
            <text:p text:style-name="P21">Student</text:p>
          </table:table-cell>
          <table:table-cell table:style-name="Table4.B2" office:value-type="string">
            <text:p text:style-name="P22">View marks, timetable, notifications</text:p>
          </table:table-cell>
        </table:table-row>
        <table:table-row>
          <table:table-cell table:style-name="Table4.A2" office:value-type="string">
            <text:p text:style-name="P21">Parent</text:p>
          </table:table-cell>
          <table:table-cell table:style-name="Table4.B2" office:value-type="string">
            <text:p text:style-name="P22">View child’s performance &amp; fees</text:p>
          </table:table-cell>
        </table:table-row>
        <table:table-row>
          <table:table-cell table:style-name="Table4.A2" office:value-type="string">
            <text:p text:style-name="P21">Accountant</text:p>
          </table:table-cell>
          <table:table-cell table:style-name="Table4.B2" office:value-type="string">
            <text:p text:style-name="P22">Manage fee transactions</text:p>
          </table:table-cell>
        </table:table-row>
      </table:table>
      <text:p text:style-name="P2"/>
      <text:p text:style-name="P1">B. Functional Requirements</text:p>
      <text:p text:style-name="P2">Modules:</text:p>
      <text:list text:style-name="WWNum3">
        <text:list-item>
          <text:p text:style-name="P23">Student Management</text:p>
        </text:list-item>
      </text:list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4">ID</text:p>
          </table:table-cell>
          <table:table-cell table:style-name="Table5.B1" office:value-type="string">
            <text:p text:style-name="P24">Function Requirement</text:p>
          </table:table-cell>
        </table:table-row>
        <table:table-row>
          <table:table-cell table:style-name="Table5.A2" office:value-type="string">
            <text:p text:style-name="P25">FR-01</text:p>
          </table:table-cell>
          <table:table-cell table:style-name="Table5.B2" office:value-type="string">
            <text:p text:style-name="P25">Add / Edit / Delete student records</text:p>
          </table:table-cell>
        </table:table-row>
        <table:table-row>
          <table:table-cell table:style-name="Table5.A2" office:value-type="string">
            <text:p text:style-name="P25">FR-02</text:p>
          </table:table-cell>
          <table:table-cell table:style-name="Table5.B2" office:value-type="string">
            <text:p text:style-name="P25">Search students by class / section</text:p>
          </table:table-cell>
        </table:table-row>
        <table:table-row>
          <table:table-cell table:style-name="Table5.A2" office:value-type="string">
            <text:p text:style-name="P25">FR-03</text:p>
          </table:table-cell>
          <table:table-cell table:style-name="Table5.B2" office:value-type="string">
            <text:p text:style-name="P25">Upload student documents / photos</text:p>
          </table:table-cell>
        </table:table-row>
      </table:table>
      <text:p text:style-name="P3"/>
      <text:list text:continue-numbering="true" text:style-name="WWNum3">
        <text:list-header>
          <text:p text:style-name="P23"/>
          <text:p text:style-name="P23"/>
        </text:list-header>
        <text:list-item>
          <text:p text:style-name="P23"><text:soft-page-break/>Attendance Management</text:p>
        </text:list-item>
      </text:list>
      <text:p text:style-name="P26">=&gt; 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4">ID</text:p>
          </table:table-cell>
          <table:table-cell table:style-name="Table6.B1" office:value-type="string">
            <text:p text:style-name="P24">Function Requirement</text:p>
          </table:table-cell>
        </table:table-row>
        <table:table-row>
          <table:table-cell table:style-name="Table6.A2" office:value-type="string">
            <text:p text:style-name="P25">FR-04</text:p>
          </table:table-cell>
          <table:table-cell table:style-name="Table6.B2" office:value-type="string">
            <text:p text:style-name="P25">Teachers can mark attendance daily</text:p>
          </table:table-cell>
        </table:table-row>
        <table:table-row>
          <table:table-cell table:style-name="Table6.A2" office:value-type="string">
            <text:p text:style-name="P25">FR-05</text:p>
          </table:table-cell>
          <table:table-cell table:style-name="Table6.B2" office:value-type="string">
            <text:p text:style-name="P25">System auto-generates absence reports</text:p>
          </table:table-cell>
        </table:table-row>
        <table:table-row>
          <table:table-cell table:style-name="Table6.A2" office:value-type="string">
            <text:p text:style-name="P25">FR-06</text:p>
          </table:table-cell>
          <table:table-cell table:style-name="Table6.B2" office:value-type="string">
            <text:p text:style-name="P25">Parents notified if student absent</text:p>
          </table:table-cell>
        </table:table-row>
      </table:table>
      <text:p text:style-name="P26"/>
      <text:list text:continue-numbering="true" text:style-name="WWNum3">
        <text:list-item>
          <text:p text:style-name="P23">Timetable Management</text:p>
        </text:list-item>
      </text:list>
      <text:p text:style-name="P27">=&gt;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28">ID</text:p>
          </table:table-cell>
          <table:table-cell table:style-name="Table7.B1" office:value-type="string">
            <text:p text:style-name="P28">Function Requirement</text:p>
          </table:table-cell>
        </table:table-row>
        <table:table-row>
          <table:table-cell table:style-name="Table7.A2" office:value-type="string">
            <text:p text:style-name="P29">FR-07</text:p>
          </table:table-cell>
          <table:table-cell table:style-name="Table7.B2" office:value-type="string">
            <text:p text:style-name="P29">Admin / Teacher <text:span text:style-name="T4">can create timetables</text:span></text:p>
          </table:table-cell>
        </table:table-row>
        <table:table-row>
          <table:table-cell table:style-name="Table7.A2" office:value-type="string">
            <text:p text:style-name="P29">FR-08</text:p>
          </table:table-cell>
          <table:table-cell table:style-name="Table7.B2" office:value-type="string">
            <text:p text:style-name="P30">Students and teachers can view timetable</text:p>
          </table:table-cell>
        </table:table-row>
      </table:table>
      <text:p text:style-name="P31"/>
      <text:list text:continue-numbering="true" text:style-name="WWNum3">
        <text:list-item>
          <text:p text:style-name="P23">Exam &amp; Marks Management</text:p>
        </text:list-item>
      </text:list>
      <text:p text:style-name="P32">=&gt;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33">ID</text:p>
          </table:table-cell>
          <table:table-cell table:style-name="Table8.B1" office:value-type="string">
            <text:p text:style-name="P33">Function Requirement</text:p>
          </table:table-cell>
        </table:table-row>
        <table:table-row>
          <table:table-cell table:style-name="Table8.A2" office:value-type="string">
            <text:p text:style-name="P30">FR-09</text:p>
          </table:table-cell>
          <table:table-cell table:style-name="Table8.B2" office:value-type="string">
            <text:p text:style-name="P30">Teachers enter marks for every subject</text:p>
          </table:table-cell>
        </table:table-row>
        <table:table-row>
          <table:table-cell table:style-name="Table8.A2" office:value-type="string">
            <text:p text:style-name="P30">FR-10</text:p>
          </table:table-cell>
          <table:table-cell table:style-name="Table8.B2" office:value-type="string">
            <text:p text:style-name="P30">System generates grades automatically</text:p>
          </table:table-cell>
        </table:table-row>
        <table:table-row>
          <table:table-cell table:style-name="Table8.A2" office:value-type="string">
            <text:p text:style-name="P30">FR-11</text:p>
          </table:table-cell>
          <table:table-cell table:style-name="Table8.B2" office:value-type="string">
            <text:p text:style-name="P30">Students &amp; parents view published results</text:p>
          </table:table-cell>
        </table:table-row>
      </table:table>
      <text:p text:style-name="P34"/>
      <text:list text:continue-numbering="true" text:style-name="WWNum3">
        <text:list-item>
          <text:p text:style-name="P23"><text:soft-page-break/>Fees Management</text:p>
        </text:list-item>
      </text:list>
      <text:p text:style-name="P32">=&gt;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33">ID</text:p>
          </table:table-cell>
          <table:table-cell table:style-name="Table9.B1" office:value-type="string">
            <text:p text:style-name="P33">Function Requirement</text:p>
          </table:table-cell>
        </table:table-row>
        <table:table-row>
          <table:table-cell table:style-name="Table9.A2" office:value-type="string">
            <text:p text:style-name="P30">FR-12</text:p>
          </table:table-cell>
          <table:table-cell table:style-name="Table9.B2" office:value-type="string">
            <text:p text:style-name="P30">Manage fee structure, discounts</text:p>
          </table:table-cell>
        </table:table-row>
        <table:table-row>
          <table:table-cell table:style-name="Table9.A2" office:value-type="string">
            <text:p text:style-name="P30">FR-13</text:p>
          </table:table-cell>
          <table:table-cell table:style-name="Table9.B2" office:value-type="string">
            <text:p text:style-name="P30">Track payments (paid/pending)</text:p>
          </table:table-cell>
        </table:table-row>
        <table:table-row>
          <table:table-cell table:style-name="Table9.A2" office:value-type="string">
            <text:p text:style-name="P30">FR-14</text:p>
          </table:table-cell>
          <table:table-cell table:style-name="Table9.B2" office:value-type="string">
            <text:p text:style-name="P30">Auto reminders for fee due dates</text:p>
          </table:table-cell>
        </table:table-row>
      </table:table>
      <text:p text:style-name="P32"/>
      <text:list text:continue-numbering="true" text:style-name="WWNum3">
        <text:list-item>
          <text:p text:style-name="P23">Teacher Module</text:p>
        </text:list-item>
      </text:list>
      <text:p text:style-name="P32">=&gt;</text:p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33">ID</text:p>
          </table:table-cell>
          <table:table-cell table:style-name="Table10.B1" office:value-type="string">
            <text:p text:style-name="P33">Function Requirements</text:p>
          </table:table-cell>
        </table:table-row>
        <table:table-row>
          <table:table-cell table:style-name="Table10.A2" office:value-type="string">
            <text:p text:style-name="P30">FR-15</text:p>
          </table:table-cell>
          <table:table-cell table:style-name="Table10.B2" office:value-type="string">
            <text:p text:style-name="P30">View assigned subjects &amp; classes</text:p>
          </table:table-cell>
        </table:table-row>
        <table:table-row>
          <table:table-cell table:style-name="Table10.A2" office:value-type="string">
            <text:p text:style-name="P30">FR-16</text:p>
          </table:table-cell>
          <table:table-cell table:style-name="Table10.B2" office:value-type="string">
            <text:p text:style-name="P30">Upload assignments / study materials</text:p>
          </table:table-cell>
        </table:table-row>
      </table:table>
      <text:p text:style-name="P34"/>
      <text:list text:continue-numbering="true" text:style-name="WWNum3">
        <text:list-item>
          <text:p text:style-name="P23">Parent Portal</text:p>
        </text:list-item>
      </text:list>
      <text:p text:style-name="P32">=&gt;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35">ID</text:p>
          </table:table-cell>
          <table:table-cell table:style-name="Table11.B1" office:value-type="string">
            <text:p text:style-name="P35">Function Requirement</text:p>
          </table:table-cell>
        </table:table-row>
        <table:table-row>
          <table:table-cell table:style-name="Table11.A2" office:value-type="string">
            <text:p text:style-name="P36">FR-17</text:p>
          </table:table-cell>
          <table:table-cell table:style-name="Table11.B2" office:value-type="string">
            <text:p text:style-name="P37">View child’s attendance, results</text:p>
          </table:table-cell>
        </table:table-row>
        <table:table-row>
          <table:table-cell table:style-name="Table11.A2" office:value-type="string">
            <text:p text:style-name="P37">FR-18</text:p>
          </table:table-cell>
          <table:table-cell table:style-name="Table11.B2" office:value-type="string">
            <text:p text:style-name="P37">View and pay fees</text:p>
          </table:table-cell>
        </table:table-row>
      </table:table>
      <text:p text:style-name="P34"/>
      <text:p text:style-name="P1"/>
      <text:p text:style-name="P1"/>
      <text:p text:style-name="P1"/>
      <text:p text:style-name="P1"><text:soft-page-break/>C. Non-Functional Requirements</text:p>
      <text:list text:style-name="WWNum4">
        <text:list-item>
          <text:p text:style-name="P38">Performance<text:span text:style-name="T1"/></text:p>
        </text:list-item>
        <text:list-item>
          <text:p text:style-name="P38">Security<text:span text:style-name="T1"/></text:p>
        </text:list-item>
        <text:list-item>
          <text:p text:style-name="P38">Scalability<text:span text:style-name="T1"/></text:p>
        </text:list-item>
        <text:list-item>
          <text:p text:style-name="P38">Usability<text:span text:style-name="T1"/></text:p>
        </text:list-item>
        <text:list-item>
          <text:p text:style-name="P38">Availability</text:p>
        </text:list-item>
      </text:list>
      <text:p text:style-name="P39">=&gt;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35">Category</text:p>
          </table:table-cell>
          <table:table-cell table:style-name="Table12.B1" office:value-type="string">
            <text:p text:style-name="P35">Requirement</text:p>
          </table:table-cell>
        </table:table-row>
        <table:table-row>
          <table:table-cell table:style-name="Table12.A2" office:value-type="string">
            <text:p text:style-name="P37">Performance</text:p>
          </table:table-cell>
          <table:table-cell table:style-name="Table12.B2" office:value-type="string">
            <text:p text:style-name="P37">Page load &lt; 3 seconds</text:p>
          </table:table-cell>
        </table:table-row>
        <table:table-row>
          <table:table-cell table:style-name="Table12.A2" office:value-type="string">
            <text:p text:style-name="P37">Security</text:p>
          </table:table-cell>
          <table:table-cell table:style-name="Table12.B2" office:value-type="string">
            <text:p text:style-name="P37">Role-based access, encrypted records</text:p>
          </table:table-cell>
        </table:table-row>
        <table:table-row>
          <table:table-cell table:style-name="Table12.A2" office:value-type="string">
            <text:p text:style-name="P37">Usability</text:p>
          </table:table-cell>
          <table:table-cell table:style-name="Table12.B2" office:value-type="string">
            <text:p text:style-name="P37">Mobile-friendly responsive UI</text:p>
          </table:table-cell>
        </table:table-row>
        <table:table-row>
          <table:table-cell table:style-name="Table12.A2" office:value-type="string">
            <text:p text:style-name="P37">Scalability</text:p>
          </table:table-cell>
          <table:table-cell table:style-name="Table12.B2" office:value-type="string">
            <text:p text:style-name="P37">Support increasing users &amp; data</text:p>
          </table:table-cell>
        </table:table-row>
        <table:table-row>
          <table:table-cell table:style-name="Table12.A2" office:value-type="string">
            <text:p text:style-name="P37">Availability</text:p>
          </table:table-cell>
          <table:table-cell table:style-name="Table12.B2" office:value-type="string">
            <text:p text:style-name="P37">System must be available 99% yearly</text:p>
          </table:table-cell>
        </table:table-row>
      </table:table>
      <text:p text:style-name="P39"/>
      <text:p text:style-name="P1">D. System Rules &amp; Constraints</text:p>
      <text:p text:style-name="P40"><text:span text:style-name="T5">=&gt;</text:span><text:span text:style-name="T6">Only Admin can delete student records </text:span></text:p>
      <text:list text:style-name="L3">
        <text:list-item>
          <text:p text:style-name="P41">Fees cannot be deleted after receipt generation</text:p>
        </text:list-item>
      </text:list>
      <text:list text:style-name="L4">
        <text:list-item>
          <text:p text:style-name="P42">Attendance cannot be modified after approval</text:p>
        </text:list-item>
      </text:list>
      <text:p text:style-name="P3">Deliverable: 4–8 page SRS PDF.</text:p>
      <text:p text:style-name="P2"/>
      <text:p text:style-name="P2"/>
      <text:p text:style-name="P2"/>
      <text:p text:style-name="P2"/>
      <text:p text:style-name="P1"><text:soft-page-break/>3. Create a Workflow Diagram</text:p>
      <text:p text:style-name="P2">Students must produce a simple workflow diagram covering:</text:p>
      <text:list text:style-name="WWNum5">
        <text:list-item>
          <text:p text:style-name="P43">Understanding Problem &amp; Goals<text:span text:style-name="T1"/></text:p>
        </text:list-item>
        <text:list-item>
          <text:p text:style-name="P43">Identify User Types<text:span text:style-name="T1"/></text:p>
        </text:list-item>
        <text:list-item>
          <text:p text:style-name="P43">Gather Requirements<text:span text:style-name="T1"/></text:p>
        </text:list-item>
        <text:list-item>
          <text:p text:style-name="P43">Create System Design<text:span text:style-name="T1"/></text:p>
        </text:list-item>
      </text:list>
      <text:p text:style-name="P2">This can be:</text:p>
      <text:list text:style-name="WWNum6">
        <text:list-item>
          <text:p text:style-name="P44">Drawn digitally, or<text:span text:style-name="T1"/></text:p>
        </text:list-item>
        <text:list-item>
          <text:p text:style-name="P44">Hand-drawn and scanned</text:p>
        </text:list-item>
      </text:list>
      <text:p text:style-name="P39">=&gt;<text:span text:style-name="T2">Start</text:span></text:p>
      <text:p text:style-name="P45"><text:s text:c="2"/>↓</text:p>
      <text:p text:style-name="P45">Identify Problems &amp; Goals</text:p>
      <text:p text:style-name="P45"><text:s text:c="2"/>↓</text:p>
      <text:p text:style-name="P45">Identify User Roles (Admin, Teacher, Student, Parent…)</text:p>
      <text:p text:style-name="P45"><text:s text:c="2"/>↓</text:p>
      <text:p text:style-name="P45">Gather Requirements (BRD)</text:p>
      <text:p text:style-name="P45"><text:s text:c="2"/>↓</text:p>
      <text:p text:style-name="P45">System Requirement Specification (SRS)</text:p>
      <text:p text:style-name="P45"><text:s text:c="2"/>↓</text:p>
      <text:p text:style-name="P45">Design Architecture + Database + Wireframes</text:p>
      <text:p text:style-name="P45"><text:s text:c="2"/>↓</text:p>
      <text:p text:style-name="P45">Documentation and Review</text:p>
      <text:p text:style-name="P45"><text:s text:c="2"/>↓</text:p>
      <text:p text:style-name="P45">End</text:p>
      <text:p text:style-name="P3"><text:soft-page-break/>Deliverable: PNG or PDF workflow diagram.</text:p>
      <text:p text:style-name="P2"/>
      <text:p text:style-name="P1">4. System Architecture Summary</text:p>
      <text:p text:style-name="P2">Interns must summarise the recommended architecture:</text:p>
      <text:list text:style-name="WWNum7">
        <text:list-item>
          <text:p text:style-name="P46">Frontend (React / Angular / Vue)<text:span text:style-name="T1"/></text:p>
        </text:list-item>
        <text:list-item>
          <text:p text:style-name="P46">Backend (Node.js / Django / Spring Boot)<text:span text:style-name="T1"/></text:p>
        </text:list-item>
        <text:list-item>
          <text:p text:style-name="P46">Database (PostgreSQL / MySQL / MongoDB)<text:span text:style-name="T1"/></text:p>
        </text:list-item>
      </text:list>
      <text:p text:style-name="P2">Must include a 1-page explanation of how these components work together.</text:p>
      <text:p text:style-name="P47">=&gt;</text:p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48">Layer</text:p>
          </table:table-cell>
          <table:table-cell table:style-name="Table13.A1" office:value-type="string">
            <text:p text:style-name="P48">Technology</text:p>
          </table:table-cell>
          <table:table-cell table:style-name="Table13.C1" office:value-type="string">
            <text:p text:style-name="P48">Purpose</text:p>
          </table:table-cell>
        </table:table-row>
        <table:table-row>
          <table:table-cell table:style-name="Table13.A2" office:value-type="string">
            <text:p text:style-name="P49">Frontend</text:p>
          </table:table-cell>
          <table:table-cell table:style-name="Table13.A2" office:value-type="string">
            <text:p text:style-name="P49">React / Angular / Vue</text:p>
          </table:table-cell>
          <table:table-cell table:style-name="Table13.C2" office:value-type="string">
            <text:p text:style-name="P49">User Interface</text:p>
          </table:table-cell>
        </table:table-row>
        <table:table-row>
          <table:table-cell table:style-name="Table13.A2" office:value-type="string">
            <text:p text:style-name="P49">Backend</text:p>
          </table:table-cell>
          <table:table-cell table:style-name="Table13.A2" office:value-type="string">
            <text:p text:style-name="P49">Node.js / Django / Spring Boot</text:p>
          </table:table-cell>
          <table:table-cell table:style-name="Table13.C2" office:value-type="string">
            <text:p text:style-name="P49">Business Logic + APIs</text:p>
          </table:table-cell>
        </table:table-row>
        <table:table-row>
          <table:table-cell table:style-name="Table13.A2" office:value-type="string">
            <text:p text:style-name="P49">Database</text:p>
          </table:table-cell>
          <table:table-cell table:style-name="Table13.A2" office:value-type="string">
            <text:p text:style-name="P49">MySql / PostgreSQL / MongoDB</text:p>
          </table:table-cell>
          <table:table-cell table:style-name="Table13.C2" office:value-type="string">
            <text:p text:style-name="P49">Store school data</text:p>
          </table:table-cell>
        </table:table-row>
      </table:table>
      <text:p text:style-name="P50"/>
      <text:p text:style-name="P51">How it Works</text:p>
      <text:p text:style-name="P51">=&gt;<text:span text:style-name="T2">User interacts through the frontend</text:span></text:p>
      <text:list text:style-name="L5">
        <text:list-item>
          <text:p text:style-name="P52">Frontend sends requests to backend APIs (login, attendance, fees…..)</text:p>
        </text:list-item>
        <text:list-item>
          <text:p text:style-name="P52">Backend retrieves or save data in the database</text:p>
        </text:list-item>
        <text:list-item>
          <text:p text:style-name="P52">Response returned and displayed to user</text:p>
        </text:list-item>
      </text:list>
      <text:p text:style-name="P53"/>
      <text:p text:style-name="P53"/>
      <text:p text:style-name="P53"/>
      <text:p text:style-name="P51"><text:soft-page-break/>Benefits</text:p>
      <text:p text:style-name="P51">=&gt;<text:span text:style-name="T2">Modern &amp; scalable architecture</text:span></text:p>
      <text:list text:style-name="L6">
        <text:list-item>
          <text:p text:style-name="P54">Secure data access</text:p>
        </text:list-item>
        <text:list-item>
          <text:p text:style-name="P54">Easy future updates Cloud-Deployable solution</text:p>
        </text:list-item>
      </text:list>
      <text:p text:style-name="P3">Deliverable: 1-page architecture summary.</text:p>
      <text:p text:style-name="P2"/>
      <text:p text:style-name="P2"><text:s/>Submission Format</text:p>
      <text:p text:style-name="P1">All students must submit:</text:p>
      <text:list text:style-name="WWNum8">
        <text:list-item>
          <text:p text:style-name="P55">BRD (PDF)<text:span text:style-name="T1"/></text:p>
        </text:list-item>
        <text:list-item>
          <text:p text:style-name="P55">SRS (PDF)<text:span text:style-name="T1"/></text:p>
        </text:list-item>
        <text:list-item>
          <text:p text:style-name="P55">Workflow Diagram (PNG/PDF)<text:span text:style-name="T1"/></text:p>
        </text:list-item>
        <text:list-item>
          <text:p text:style-name="P55">System Architecture Summary (PDF)<text:span text:style-name="T1"/></text:p>
        </text:list-item>
      </text:list>
      <text:p text:style-name="P2">All files should be organized into a folder named:</text:p>
      <text:p text:style-name="P3"><text:s/>StudentName_SchoolApp_Assignment</text:p>
      <text:p text:style-name="P2"/>
      <text:p text:style-name="P1"><text:s/>Evaluation Criteria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Criteria</text:p>
          </table:table-cell>
          <table:table-cell table:style-name="Table1.A1" office:value-type="string">
            <text:p text:style-name="P2">Weight</text:p>
          </table:table-cell>
        </table:table-row>
        <table:table-row table:style-name="Table1.1">
          <table:table-cell table:style-name="Table1.A1" office:value-type="string">
            <text:p text:style-name="P2">Clarity of BRD</text:p>
          </table:table-cell>
          <table:table-cell table:style-name="Table1.A1" office:value-type="string">
            <text:p text:style-name="P2">20%</text:p>
          </table:table-cell>
        </table:table-row>
        <table:table-row table:style-name="Table1.1">
          <table:table-cell table:style-name="Table1.A1" office:value-type="string">
            <text:p text:style-name="P2">Completeness of SRS</text:p>
          </table:table-cell>
          <table:table-cell table:style-name="Table1.A1" office:value-type="string">
            <text:p text:style-name="P2">40%</text:p>
          </table:table-cell>
        </table:table-row>
        <table:table-row table:style-name="Table1.1">
          <table:table-cell table:style-name="Table1.A1" office:value-type="string">
            <text:p text:style-name="P2">Quality of Workflow Diagram</text:p>
          </table:table-cell>
          <table:table-cell table:style-name="Table1.A1" office:value-type="string">
            <text:p text:style-name="P2">20%</text:p>
          </table:table-cell>
        </table:table-row>
        <table:table-row table:style-name="Table1.1">
          <table:table-cell table:style-name="Table1.A1" office:value-type="string">
            <text:p text:style-name="P2">Architecture Understanding</text:p>
          </table:table-cell>
          <table:table-cell table:style-name="Table1.A1" office:value-type="string">
            <text:p text:style-name="P2">10%</text:p>
          </table:table-cell>
        </table:table-row>
        <table:table-row table:style-name="Table1.1">
          <table:table-cell table:style-name="Table1.A1" office:value-type="string">
            <text:p text:style-name="P2">Presentation &amp; Formatting</text:p>
          </table:table-cell>
          <table:table-cell table:style-name="Table1.A1" office:value-type="string">
            <text:p text:style-name="P2">10%</text:p>
          </table:table-cell>
        </table:table-row>
      </table:table>
      <text:p text:style-name="P2"/>
      <text:list text:style-name="WWNum9">
        <text:list-header>
          <text:p text:style-name="P56"/>
        </text:list-header>
        <text:list-item>
          <text:p text:style-name="P56"><text:soft-page-break/>UI Wireframes (Login, Dashboard, Student Profile)<text:span text:style-name="T1"/></text:p>
        </text:list-item>
        <text:list-item>
          <text:p text:style-name="P56">ER Diagram for Database<text:span text:style-name="T1"/></text:p>
        </text:list-item>
        <text:list-item>
          <text:p text:style-name="P56">Risk &amp; Mitigation Analysis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swiss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Segoe UI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Segoe UI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swiss" style:font-pitch="variable" fo:font-size="20pt" style:font-name-asian="Segoe UI" style:font-family-asian="'Segoe UI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swiss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style:font-name="Aptos" fo:font-family="Aptos" style:font-family-generic="roman" style:font-pitch="variable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>
      <style:text-properties style:font-name="Aptos" fo:font-family="Aptos" style:font-family-generic="roman" style:font-pitch="variable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Aptos" fo:font-family="Aptos" style:font-family-generic="roman" style:font-pitch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>
      <style:text-properties style:font-name="Aptos" fo:font-family="Aptos" style:font-family-generic="roman" style:font-pitch="variable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style:font-name="Aptos" fo:font-family="Aptos" style:font-family-generic="roman" style:font-pitch="variable"/>
    </style:style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>
      <style:text-properties style:font-name="Aptos" fo:font-family="Aptos" style:font-family-generic="roman" style:font-pitch="variable"/>
    </style:style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>
      <style:text-properties style:font-name="Aptos" fo:font-family="Aptos" style:font-family-generic="roman" style:font-pitch="variable"/>
    </style:style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family-generic="roman" style:font-pitch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>
      <style:text-properties style:font-name="Aptos" fo:font-family="Aptos" style:font-family-generic="roman" style:font-pitch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>
      <style:text-properties style:font-name="Aptos" fo:font-family="Aptos" style:font-family-generic="roman" style:font-pitch="variable"/>
    </style:style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Aptos" fo:font-family="Aptos" style:font-family-generic="roman" style:font-pitch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style:font-name="Aptos" fo:font-family="Aptos" style:font-family-generic="roman" style:font-pitch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="Aptos" fo:font-family="Aptos" style:font-family-generic="roman" style:font-pitch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6T05:23:30.874514400</meta:creation-date>
    <dc:date>2025-12-07T23:55:29.643783900</dc:date>
    <meta:initial-creator>Riyaj Bannikop</meta:initial-creator>
    <meta:generator>LibreOffice/25.8.3.2$Windows_x86 LibreOffice_project/8ca8d55c161d602844f5428fa4b58097424e324e</meta:generator>
    <meta:editing-duration>PT26M26S</meta:editing-duration>
    <meta:editing-cycles>6</meta:editing-cycles>
    <meta:document-statistic meta:table-count="13" meta:image-count="0" meta:object-count="0" meta:page-count="11" meta:paragraph-count="258" meta:word-count="953" meta:character-count="6287" meta:non-whitespace-character-count="5625"/>
    <meta:user-defined meta:name="AppVersion">16.0000</meta:user-defined>
    <meta:template xlink:type="simple" xlink:actuate="onRequest" xlink:title="Normal.dotm" xlink:href=""/>
  </office:meta>
</office:document-meta>
</file>